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4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4531">
            <text:p>￥4,531</text:p>
          </table:table-cell>
          <table:table-cell table:style-name="ce11"/>
          <table:table-cell table:number-columns-repeated="1021"/>
        </table:table-row>
        <table:table-row table:style-name="ro4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4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5" table:number-rows-repeated="6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5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5">
          <table:table-cell table:style-name="ce3"/>
          <table:table-cell table:style-name="ce9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5" table:number-rows-repeated="24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5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2018/06/09</text:date>, <text:time>08:4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9T08:40:31.35</dc:date>
    <dc:creator>鈴木 豊樹</dc:creator>
    <meta:editing-duration>P1DT4H58M31S</meta:editing-duration>
    <meta:editing-cycles>111</meta:editing-cycles>
    <meta:generator>OpenOffice/4.1.5$Win32 OpenOffice.org_project/415m1$Build-9789</meta:generator>
    <meta:document-statistic meta:table-count="6" meta:cell-count="669" meta:object-count="0"/>
  </office:meta>
</office:document-meta>
</file>